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637cm" fo:min-width="1.20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6.387cm" fo:min-width="10.422cm"/>
    </style:style>
    <style:style style:name="gr4" style:family="graphic" style:parent-style-name="standard">
      <style:graphic-properties draw:stroke="none" svg:stroke-color="#000000" draw:fill="none" draw:fill-color="#ffffff" fo:min-height="1.78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368cm" fo:min-width="5.69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368cm" fo:min-width="5.877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457cm" fo:min-width="6.057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1.561cm" fo:min-width="10.295cm"/>
    </style:style>
    <style:style style:name="gr11" style:family="graphic" style:parent-style-name="standard">
      <style:graphic-properties draw:stroke="none" svg:stroke-color="#000000" draw:fill="none" draw:fill-color="#ffffff" fo:min-height="1.9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667cm" svg:x="3.54cm" svg:y="3.1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683cm" svg:y1="6.207cm" svg:x2="4.683cm" svg:y2="11.541cm">
          <text:p/>
        </draw:line>
        <draw:line draw:style-name="gr2" draw:text-style-name="P1" draw:layer="layout" svg:x1="4.556cm" svg:y1="11.668cm" svg:x2="2.778cm" svg:y2="13.954cm">
          <text:p/>
        </draw:line>
        <draw:line draw:style-name="gr2" draw:text-style-name="P1" draw:layer="layout" svg:x1="4.81cm" svg:y1="11.541cm" svg:x2="6.461cm" svg:y2="13.7cm">
          <text:p/>
        </draw:line>
        <draw:line draw:style-name="gr2" draw:text-style-name="P1" draw:layer="layout" svg:x1="4.429cm" svg:y1="7.858cm" svg:x2="2.27cm" svg:y2="9.763cm">
          <text:p/>
        </draw:line>
        <draw:line draw:style-name="gr2" draw:text-style-name="P1" draw:layer="layout" svg:x1="5.064cm" svg:y1="7.858cm" svg:x2="6.715cm" svg:y2="9.382cm">
          <text:p/>
        </draw:line>
        <draw:custom-shape draw:style-name="gr3" draw:text-style-name="P1" draw:layer="layout" svg:width="10.922cm" svg:height="16.637cm" svg:x="7.858cm" svg:y="2.52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255cm" svg:height="2.032cm" svg:x="9.382cm" svg:y="4.302cm">
          <draw:text-box>
            <text:p>Get all subscribers data</text:p>
          </draw:text-box>
        </draw:frame>
        <draw:custom-shape draw:style-name="gr5" draw:text-style-name="P1" draw:layer="layout" svg:width="8.763cm" svg:height="2.286cm" svg:x="8.874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9.017cm" svg:height="2.286cm" svg:x="8.874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9.271cm" svg:height="2.413cm" svg:x="8.874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9.271cm" svg:height="2.413cm" svg:x="8.747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9.271cm" svg:height="2.413cm" svg:x="8.62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8.255cm" svg:height="1.905cm" svg:x="10.017cm" svg:y="7.604cm">
          <draw:text-box>
            <text:p>Get all operators data</text:p>
          </draw:text-box>
        </draw:frame>
        <draw:frame draw:style-name="gr8" draw:text-style-name="P2" draw:layer="layout" svg:width="8.255cm" svg:height="1.905cm" svg:x="10.017cm" svg:y="10.525cm">
          <draw:text-box>
            <text:p>Get one subscribers data</text:p>
          </draw:text-box>
        </draw:frame>
        <draw:frame draw:style-name="gr8" draw:text-style-name="P2" draw:layer="layout" svg:width="8.255cm" svg:height="1.905cm" svg:x="9.89cm" svg:y="13.573cm">
          <draw:text-box>
            <text:p>Get one operator data</text:p>
          </draw:text-box>
        </draw:frame>
        <draw:frame draw:style-name="gr8" draw:text-style-name="P2" draw:layer="layout" svg:width="8.255cm" svg:height="1.905cm" svg:x="9.89cm" svg:y="16.24cm">
          <draw:text-box>
            <text:p>Get aggregated data</text:p>
          </draw:text-box>
        </draw:frame>
        <draw:line draw:style-name="gr9" draw:text-style-name="P1" draw:layer="layout" svg:x1="6.334cm" svg:y1="8.112cm" svg:x2="9.255cm" svg:y2="5.826cm">
          <text:p/>
        </draw:line>
        <draw:line draw:style-name="gr9" draw:text-style-name="P1" draw:layer="layout" svg:x1="6.715cm" svg:y1="8.62cm" svg:x2="8.62cm" svg:y2="8.366cm">
          <text:p/>
        </draw:line>
        <draw:line draw:style-name="gr9" draw:text-style-name="P1" draw:layer="layout" svg:x1="7.223cm" svg:y1="9.001cm" svg:x2="8.747cm" svg:y2="10.398cm">
          <text:p/>
        </draw:line>
        <draw:line draw:style-name="gr9" draw:text-style-name="P1" draw:layer="layout" svg:x1="6.969cm" svg:y1="10.017cm" svg:x2="9.001cm" svg:y2="13.065cm">
          <text:p/>
        </draw:line>
        <draw:line draw:style-name="gr9" draw:text-style-name="P1" draw:layer="layout" svg:x1="6.715cm" svg:y1="10.398cm" svg:x2="8.874cm" svg:y2="16.113cm">
          <text:p/>
        </draw:line>
      </draw:page>
      <draw:page draw:name="page2" draw:style-name="dp1" draw:master-page-name="Default">
        <draw:custom-shape draw:style-name="gr1" draw:text-style-name="P1" draw:layer="layout" svg:width="2.413cm" svg:height="2.667cm" svg:x="3.54cm" svg:y="3.1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683cm" svg:y1="6.207cm" svg:x2="4.683cm" svg:y2="11.541cm">
          <text:p/>
        </draw:line>
        <draw:line draw:style-name="gr2" draw:text-style-name="P1" draw:layer="layout" svg:x1="4.556cm" svg:y1="11.668cm" svg:x2="2.778cm" svg:y2="13.954cm">
          <text:p/>
        </draw:line>
        <draw:line draw:style-name="gr2" draw:text-style-name="P1" draw:layer="layout" svg:x1="4.81cm" svg:y1="11.541cm" svg:x2="6.461cm" svg:y2="13.7cm">
          <text:p/>
        </draw:line>
        <draw:line draw:style-name="gr2" draw:text-style-name="P1" draw:layer="layout" svg:x1="4.429cm" svg:y1="7.858cm" svg:x2="2.27cm" svg:y2="9.763cm">
          <text:p/>
        </draw:line>
        <draw:line draw:style-name="gr2" draw:text-style-name="P1" draw:layer="layout" svg:x1="5.064cm" svg:y1="7.858cm" svg:x2="6.715cm" svg:y2="9.382cm">
          <text:p/>
        </draw:line>
        <draw:custom-shape draw:style-name="gr10" draw:text-style-name="P1" draw:layer="layout" svg:width="10.795cm" svg:height="11.811cm" svg:x="7.985cm" svg:y="2.52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8.255cm" svg:height="2.159cm" svg:x="10.398cm" svg:y="4.429cm">
          <draw:text-box>
            <text:p>Push cdr structure</text:p>
          </draw:text-box>
        </draw:frame>
        <draw:custom-shape draw:style-name="gr5" draw:text-style-name="P1" draw:layer="layout" svg:width="8.763cm" svg:height="2.286cm" svg:x="8.874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334cm" svg:y1="6.207cm" svg:x2="9.128cm" svg:y2="5.826cm">
          <text:p/>
        </draw:line>
      </draw:page>
      <draw:page draw:name="page3" draw:style-name="dp1" draw:master-page-name="Default">
        <draw:custom-shape draw:style-name="gr1" draw:text-style-name="P1" draw:layer="layout" svg:width="2.413cm" svg:height="2.667cm" svg:x="3.54cm" svg:y="3.1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683cm" svg:y1="6.207cm" svg:x2="4.683cm" svg:y2="11.541cm">
          <text:p/>
        </draw:line>
        <draw:line draw:style-name="gr2" draw:text-style-name="P1" draw:layer="layout" svg:x1="4.556cm" svg:y1="11.668cm" svg:x2="2.778cm" svg:y2="13.954cm">
          <text:p/>
        </draw:line>
        <draw:line draw:style-name="gr2" draw:text-style-name="P1" draw:layer="layout" svg:x1="4.81cm" svg:y1="11.541cm" svg:x2="6.461cm" svg:y2="13.7cm">
          <text:p/>
        </draw:line>
        <draw:line draw:style-name="gr2" draw:text-style-name="P1" draw:layer="layout" svg:x1="4.429cm" svg:y1="7.858cm" svg:x2="2.27cm" svg:y2="9.763cm">
          <text:p/>
        </draw:line>
        <draw:line draw:style-name="gr2" draw:text-style-name="P1" draw:layer="layout" svg:x1="5.064cm" svg:y1="7.858cm" svg:x2="6.715cm" svg:y2="9.382cm">
          <text:p/>
        </draw:line>
        <draw:custom-shape draw:style-name="gr10" draw:text-style-name="P1" draw:layer="layout" svg:width="10.795cm" svg:height="11.811cm" svg:x="7.985cm" svg:y="2.52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2.413cm" svg:height="2.667cm" svg:x="3.54cm" svg:y="3.1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4.683cm" svg:y1="6.207cm" svg:x2="4.683cm" svg:y2="11.541cm">
          <text:p/>
        </draw:line>
        <draw:line draw:style-name="gr2" draw:text-style-name="P1" draw:layer="layout" svg:x1="4.556cm" svg:y1="11.668cm" svg:x2="2.778cm" svg:y2="13.954cm">
          <text:p/>
        </draw:line>
        <draw:line draw:style-name="gr2" draw:text-style-name="P1" draw:layer="layout" svg:x1="4.81cm" svg:y1="11.541cm" svg:x2="6.461cm" svg:y2="13.7cm">
          <text:p/>
        </draw:line>
        <draw:line draw:style-name="gr2" draw:text-style-name="P1" draw:layer="layout" svg:x1="4.429cm" svg:y1="7.858cm" svg:x2="2.27cm" svg:y2="9.763cm">
          <text:p/>
        </draw:line>
        <draw:line draw:style-name="gr2" draw:text-style-name="P1" draw:layer="layout" svg:x1="5.064cm" svg:y1="7.858cm" svg:x2="6.715cm" svg:y2="9.382cm">
          <text:p/>
        </draw:line>
        <draw:custom-shape draw:style-name="gr10" draw:text-style-name="P1" draw:layer="layout" svg:width="10.795cm" svg:height="11.811cm" svg:x="7.985cm" svg:y="2.5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16:48:03.394682920</meta:creation-date>
    <meta:editing-duration>PT4H11M11S</meta:editing-duration>
    <meta:editing-cycles>4</meta:editing-cycles>
    <meta:generator>LibreOffice/5.1.6.2$Linux_x86 LibreOffice_project/10m0$Build-2</meta:generator>
    <dc:date>2017-09-10T21:09:23.704414685</dc:date>
    <meta:document-statistic meta:object-count="46"/>
  </office:meta>
</office:document-meta>
</file>